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Dosis-Regular" svg:font-family="Dosis-Regular" style:font-family-generic="roman" style:font-pitch="variable"/>
    <style:font-face style:name="Liberation Serif" svg:font-family="'Liberation Serif'" style:font-family-generic="roman" style:font-pitch="variable"/>
    <style:font-face style:name="SourceSansPro-Regular" svg:font-family="SourceSansPro-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A1" style:family="table-cell">
      <style:table-cell-properties style:vertical-align="middle" fo:padding="0.097cm" fo:border="0.05pt solid #000000"/>
    </style:style>
    <style:style style:name="Tabelle1.A2" style:family="table-cell">
      <style:table-cell-properties style:vertical-align="middle" fo:padding="0.097cm" fo:border-left="0.05pt solid #000000" fo:border-right="none" fo:border-top="none" fo:border-bottom="0.05pt solid #000000"/>
    </style:style>
    <style:style style:name="Tabelle1.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004de45"/>
    </style:style>
    <style:style style:name="P3" style:family="paragraph" style:parent-style-name="Standard">
      <style:paragraph-properties fo:text-align="start" style:justify-single-word="false"/>
      <style:text-properties fo:font-weight="bold" officeooo:paragraph-rsid="0004de45" style:font-weight-asian="bold" style:font-weight-complex="bold"/>
    </style:style>
    <style:style style:name="P4" style:family="paragraph" style:parent-style-name="Standard">
      <style:paragraph-properties fo:text-align="center" style:justify-single-word="false"/>
      <style:text-properties officeooo:paragraph-rsid="00061c83"/>
    </style:style>
    <style:style style:name="P5" style:family="paragraph" style:parent-style-name="Standard">
      <style:text-properties fo:font-weight="normal" officeooo:rsid="00067ed2" officeooo:paragraph-rsid="00067ed2" style:font-weight-asian="normal" style:font-weight-complex="normal"/>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officeooo:rsid="00061c83" officeooo:paragraph-rsid="00061c83"/>
    </style:style>
    <style:style style:name="P8" style:family="paragraph" style:parent-style-name="Table_20_Contents">
      <style:paragraph-properties fo:text-align="start" style:justify-single-word="false"/>
      <style:text-properties officeooo:rsid="00064f3c" officeooo:paragraph-rsid="00064f3c"/>
    </style:style>
    <style:style style:name="P9" style:family="paragraph" style:parent-style-name="Table_20_Contents">
      <style:paragraph-properties fo:text-align="start" style:justify-single-word="false"/>
      <style:text-properties officeooo:rsid="0007e47c" officeooo:paragraph-rsid="0007e47c"/>
    </style:style>
    <style:style style:name="T1" style:family="text">
      <style:text-properties style:font-name="Dosis-Regular" fo:font-size="14pt" style:font-size-asian="14pt"/>
    </style:style>
    <style:style style:name="T2" style:family="text">
      <style:text-properties style:font-name="Dosis-Regular" fo:font-size="14pt" officeooo:rsid="0007e47c" style:font-size-asian="14pt"/>
    </style:style>
    <style:style style:name="T3" style:family="text">
      <style:text-properties style:font-name="SourceSansPro-Regular" fo:font-size="10pt" style:font-size-asian="10pt"/>
    </style:style>
    <style:style style:name="T4" style:family="text">
      <style:text-properties style:font-name="SourceSansPro-Regular" fo:font-size="10pt" officeooo:rsid="0004de45" style:font-size-asian="10pt"/>
    </style:style>
    <style:style style:name="T5" style:family="text">
      <style:text-properties officeooo:rsid="00064f3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K1: Ich kenne die Kriterien zum Testen der Ergonomie</text:span></text:p>
      <text:p text:style-name="P2"><text:span text:style-name="T3"/></text:p>
      <text:p text:style-name="P3"><text:span text:style-name="T4">A</text:span><text:span text:style-name="T3">ufgabenangemessenheit: </text:span></text:p>
      <text:p text:style-name="P2"><text:span text:style-name="T4">Ich behalte </text:span><text:span text:style-name="T3"><text:s/>Funktion des Programmes im Auge, </text:span><text:span text:style-name="T4">da es</text:span><text:span text:style-name="T3"> keine Abweichungen </text:span><text:span text:style-name="T4">beinhaltet </text:span><text:span text:style-name="T3">welche den Sinn des Programmes in Frage stellen. <text:s/></text:span><text:span text:style-name="T4">Mein Ziel war es ein Programm für eine einfache und gut übersichtliche Videospielbibliothek zu erschaffen. Datensätze zu erschaffen, anzeigen, aktualisieren und löschen und dies graphisch darzustellen gelingt dem Program sehr gut.</text:span></text:p>
      <text:p text:style-name="P2"><text:span text:style-name="T4"/></text:p>
      <text:p text:style-name="P3"><text:span text:style-name="T3">Erwartungskonformität: </text:span></text:p>
      <text:p text:style-name="P2"><text:span text:style-name="T3">Das Programm </text:span><text:span text:style-name="T4">füllt die</text:span><text:span text:style-name="T3"> Erwartungen des Benutzers und </text:span><text:span text:style-name="T4">behalten</text:span><text:span text:style-name="T3"> konventionelle Strukturen im Ablauf bei. Keine unerwarteten Ereignisse bei der Interaktion mit Steuerelementen. </text:span><text:span text:style-name="T4">Ich habe auch einen grossen Fokus drauf gesetzt,</text:span><text:span text:style-name="T3"> dass der Benutzer sich schnell und gut zurechtfindet, ohne grosse Komplikationen und unerwarteten Ereignisse. </text:span></text:p>
      <text:p text:style-name="P1"><text:span text:style-name="T3"/></text:p>
      <text:p text:style-name="P1"><text:span text:style-name="T1">K2: Ich bewerte die Ergonomie meines Fallbeispiels objektiv</text:span></text:p>
      <text:p text:style-name="P1"><text:span text:style-name="T3"/></text:p>
      <text:p text:style-name="P1"><text:span text:style-name="T3"/></text:p>
      <table:table table:name="Tabelle1" table:style-name="Tabelle1">
        <table:table-column table:style-name="Tabelle1.A" table:number-columns-repeated="2"/>
        <table:table-row table:style-name="TableLine2348146070880">
          <table:table-cell table:style-name="Tabelle1.A1" table:number-columns-spanned="2" office:value-type="string">
            <text:p text:style-name="P4"><text:span text:style-name="T3">Kriterien <text:s/>statische Architektur</text:span></text:p>
          </table:table-cell>
          <table:covered-table-cell/>
        </table:table-row>
        <table:table-row table:style-name="TableLine2348146070880">
          <table:table-cell table:style-name="Tabelle1.A2" office:value-type="string">
            <text:p text:style-name="P4"><text:span text:style-name="T3"><text:s/>sehr gut umgesetzt</text:span></text:p>
          </table:table-cell>
          <table:table-cell table:style-name="Tabelle1.B2" office:value-type="string">
            <text:p text:style-name="P4"><text:span text:style-name="T3">nicht gut umgesetzt</text:span></text:p>
          </table:table-cell>
        </table:table-row>
        <table:table-row table:style-name="TableLine2348146070880">
          <table:table-cell table:style-name="Tabelle1.A2" office:value-type="string">
            <text:p text:style-name="P7">Aussehen <text:span text:style-name="T5">der</text:span> verschiedenen Images/Icons</text:p>
          </table:table-cell>
          <table:table-cell table:style-name="Tabelle1.B2" office:value-type="string">
            <text:p text:style-name="P8">Aussehen des Datagrids</text:p>
          </table:table-cell>
        </table:table-row>
        <table:table-row table:style-name="TableLine2348146070880">
          <table:table-cell table:style-name="Tabelle1.A2" office:value-type="string">
            <text:p text:style-name="P8">Simple Darstellung</text:p>
          </table:table-cell>
          <table:table-cell table:style-name="Tabelle1.B2" office:value-type="string">
            <text:p text:style-name="P8">-</text:p>
          </table:table-cell>
        </table:table-row>
        <table:table-row table:style-name="TableLine2348146070880">
          <table:table-cell table:style-name="Tabelle1.A2" office:value-type="string">
            <text:p text:style-name="P9">3 wichtigste Attribute im Vordergrund</text:p>
          </table:table-cell>
          <table:table-cell table:style-name="Tabelle1.B2" office:value-type="string">
            <text:p text:style-name="P6">-</text:p>
          </table:table-cell>
        </table:table-row>
        <table:table-row table:style-name="TableLine2348146070880">
          <table:table-cell table:style-name="Tabelle1.B2" table:number-columns-spanned="2" office:value-type="string">
            <text:p text:style-name="P4"><text:span text:style-name="T3">Kriterien <text:s/>dynamische Architektur</text:span></text:p>
          </table:table-cell>
          <table:covered-table-cell/>
        </table:table-row>
        <table:table-row table:style-name="TableLine2348146070880">
          <table:table-cell table:style-name="Tabelle1.A2" office:value-type="string">
            <text:p text:style-name="P4"><text:span text:style-name="T3">sehr gut umgesetzt</text:span></text:p>
          </table:table-cell>
          <table:table-cell table:style-name="Tabelle1.B2" office:value-type="string">
            <text:p text:style-name="P4"><text:span text:style-name="T3">nicht gut umgesetzt</text:span></text:p>
          </table:table-cell>
        </table:table-row>
        <table:table-row table:style-name="TableLine2348146070880">
          <table:table-cell table:style-name="Tabelle1.A2" office:value-type="string">
            <text:p text:style-name="P7">Suchfunktion fürs Datagrid</text:p>
          </table:table-cell>
          <table:table-cell table:style-name="Tabelle1.B2" office:value-type="string">
            <text:p text:style-name="P8">Unschöne Fehlermeldungen bei Create/Update</text:p>
          </table:table-cell>
        </table:table-row>
        <table:table-row table:style-name="TableLine2348146070880">
          <table:table-cell table:style-name="Tabelle1.A2" office:value-type="string">
            <text:p text:style-name="P7">Überblick mit 2 UserControls</text:p>
          </table:table-cell>
          <table:table-cell table:style-name="Tabelle1.B2" office:value-type="string">
            <text:p text:style-name="P8">Tab funktioniert nicht wie geplant</text:p>
          </table:table-cell>
        </table:table-row>
        <table:table-row table:style-name="TableLine2348146070880">
          <table:table-cell table:style-name="Tabelle1.A2" office:value-type="string">
            <text:p text:style-name="P8">Tastaturbefehle gut gewählt</text:p>
          </table:table-cell>
          <table:table-cell table:style-name="Tabelle1.B2" office:value-type="string">
            <text:p text:style-name="P8">-</text:p>
          </table:table-cell>
        </table:table-row>
      </table:table>
      <text:p text:style-name="P1"><text:span text:style-name="T3"/></text:p>
      <text:p text:style-name="P1"><text:span text:style-name="T3"/></text:p>
      <text:p text:style-name="Standard"><text:span text:style-name="T1">K3: Ich mache Verbesserungsvorschläge</text:span></text:p>
      <text:p text:style-name="Standard"><text:span text:style-name="T1"/></text:p>
      <text:p text:style-name="P5"><text:span text:style-name="T1">- Das Programm mangelt an Steuerbarkeit. Es wäre sicherlich von Vorteil, wenn Benutzer ihre Games auch nach mehreren Kriterien filtern können. </text:span><text:span text:style-name="T2">Nur nach Namen zu filtern und die 3 Attribute nach grösse zu filtern genügt nicht.</text:span><text:span text:style-name="T1"> <text:s/></text:span></text:p>
      <text:p text:style-name="P5"><text:span text:style-name="T1"/></text:p>
      <text:p text:style-name="P5"><text:span text:style-name="T1">- </text:span><text:span text:style-name="T2">Auch bei der Individualisierbarkeit ist das Programm mangelhaft. Als Benutzer kann man nichts selber gestalten. Skalierung oder Änderungen im Farbschema wären sicherlich gut gewese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Dosis-Regular" svg:font-family="Dosis-Regular" style:font-family-generic="roman" style:font-pitch="variable"/>
    <style:font-face style:name="Liberation Serif" svg:font-family="'Liberation Serif'" style:font-family-generic="roman" style:font-pitch="variable"/>
    <style:font-face style:name="SourceSansPro-Regular" svg:font-family="SourceSansPro-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4-05T17:52:50.732000000</dc:date>
    <meta:editing-duration>PT7M27S</meta:editing-duration>
    <meta:editing-cycles>3</meta:editing-cycles>
    <meta:document-statistic meta:table-count="1" meta:image-count="0" meta:object-count="0" meta:page-count="1" meta:paragraph-count="27" meta:word-count="233" meta:character-count="1717" meta:non-whitespace-character-count="1501"/>
  </office:meta>
</office:document-meta>
</file>